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3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812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1.727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2.125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1.97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duration</text:p>
          </table:table-cell>
          <table:table-cell office:value-type="string">
            <text:p>neighbours</text:p>
          </table:table-cell>
          <table:table-cell office:value-type="string">
            <text:p>max_no_improv</text:p>
          </table:table-cell>
          <table:table-cell office:value-type="string">
            <text:p>max_no_improv_ls</text:p>
          </table:table-cell>
          <table:table-cell office:value-type="string">
            <text:p>iterations</text:p>
          </table:table-cell>
          <table:table-cell office:value-type="string">
            <text:p>best_iteration</text:p>
          </table:table-cell>
          <table:table-cell office:value-type="string">
            <text:p>initial_costs</text:p>
          </table:table-cell>
          <table:table-cell office:value-type="string">
            <text:p>initial_distance</text:p>
          </table:table-cell>
          <table:table-cell office:value-type="string">
            <text:p>best_costs</text:p>
          </table:table-cell>
          <table:table-cell office:value-type="string">
            <text:p>best_distance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85649367">
            <text:p>8,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977872837">
            <text:p>7,9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556.527026852456">
            <text:p>556,53</text:p>
          </table:table-cell>
          <table:table-cell office:value-type="float" office:value="38.3605834740969">
            <text:p>38,3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745245996">
            <text:p>8,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374392445">
            <text:p>8,3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324.206759793">
            <text:p>1324,21</text:p>
          </table:table-cell>
          <table:table-cell office:value-type="float" office:value="84.5990503696436">
            <text:p>84,6</text:p>
          </table:table-cell>
          <table:table-cell office:value-type="float" office:value="556.527026852456">
            <text:p>556,53</text:p>
          </table:table-cell>
          <table:table-cell office:value-type="float" office:value="38.3605834740969">
            <text:p>38,3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201258049">
            <text:p>8,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556.527026852456">
            <text:p>556,53</text:p>
          </table:table-cell>
          <table:table-cell office:value-type="float" office:value="38.3605834740969">
            <text:p>38,3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639900994">
            <text:p>7,6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556.527026852456">
            <text:p>556,53</text:p>
          </table:table-cell>
          <table:table-cell office:value-type="float" office:value="38.3605834740969">
            <text:p>38,3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909591104">
            <text:p>7,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149543593">
            <text:p>8,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806081214">
            <text:p>7,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771401609">
            <text:p>7,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1334.33936709896">
            <text:p>1334,34</text:p>
          </table:table-cell>
          <table:table-cell office:value-type="float" office:value="66.4579633150981">
            <text:p>66,4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275998271">
            <text:p>8,2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324.206759793">
            <text:p>1324,21</text:p>
          </table:table-cell>
          <table:table-cell office:value-type="float" office:value="84.5990503696436">
            <text:p>84,6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7.72920506">
            <text:p>7,7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10.160980585">
            <text:p>10,1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036854237">
            <text:p>8,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556.527026852456">
            <text:p>556,53</text:p>
          </table:table-cell>
          <table:table-cell office:value-type="float" office:value="38.3605834740969">
            <text:p>38,36</text:p>
          </table:table-cell>
        </table:table-row>
        <table:table-row table:style-name="ro1">
          <table:table-cell office:value-type="string">
            <text:p>skas_4_100</text:p>
          </table:table-cell>
          <table:table-cell office:value-type="float" office:value="8.317435388">
            <text:p>8,3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8.506426213">
            <text:p>8,5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float" office:value="102.919084649">
            <text:p>102,92</text:p>
          </table:table-cell>
          <table:table-cell office:value-type="string">
            <text:p>1,,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87">
            <text:p>87</text:p>
          </table:table-cell>
          <table:table-cell office:value-type="float" office:value="4487.37890900456">
            <text:p>4487,38</text:p>
          </table:table-cell>
          <table:table-cell office:value-type="float" office:value="463.600290906479">
            <text:p>463,6</text:p>
          </table:table-cell>
          <table:table-cell office:value-type="float" office:value="2127.76418423223">
            <text:p>2127,76</text:p>
          </table:table-cell>
          <table:table-cell office:value-type="float" office:value="196.587621499894">
            <text:p>196,59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float" office:value="48.122626981">
            <text:p>48,12</text:p>
          </table:table-cell>
          <table:table-cell office:value-type="string">
            <text:p>1,,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3897.9758118317">
            <text:p>3897,98</text:p>
          </table:table-cell>
          <table:table-cell office:value-type="float" office:value="443.611273122123">
            <text:p>443,61</text:p>
          </table:table-cell>
          <table:table-cell office:value-type="float" office:value="1623.7798841113">
            <text:p>1623,78</text:p>
          </table:table-cell>
          <table:table-cell office:value-type="float" office:value="164.924640204793">
            <text:p>164,92</text:p>
          </table:table-cell>
        </table:table-row>
        <table:table-row table:style-name="ro1">
          <table:table-cell office:value-type="string">
            <text:p>skas_8</text:p>
          </table:table-cell>
          <table:table-cell office:value-type="float" office:value="305.21928813">
            <text:p>305,2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16626.9302892177">
            <text:p>16626,93</text:p>
          </table:table-cell>
          <table:table-cell office:value-type="float" office:value="897.354681028846">
            <text:p>897,35</text:p>
          </table:table-cell>
          <table:table-cell office:value-type="float" office:value="9028.60266345996">
            <text:p>9028,6</text:p>
          </table:table-cell>
          <table:table-cell office:value-type="float" office:value="662.168337170302">
            <text:p>662,17</text:p>
          </table:table-cell>
        </table:table-row>
        <table:table-row table:style-name="ro1">
          <table:table-cell office:value-type="string">
            <text:p>skas_8</text:p>
          </table:table-cell>
          <table:table-cell office:value-type="float" office:value="288.449727911">
            <text:p>288,45</text:p>
          </table:table-cell>
          <table:table-cell office:value-type="string">
            <text:p>1,,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17195.1401233059">
            <text:p>17195,14</text:p>
          </table:table-cell>
          <table:table-cell office:value-type="float" office:value="1044.88983085076">
            <text:p>1044,89</text:p>
          </table:table-cell>
          <table:table-cell office:value-type="float" office:value="8610.42721238093">
            <text:p>8610,43</text:p>
          </table:table-cell>
          <table:table-cell office:value-type="float" office:value="629.099538230292">
            <text:p>629,1</text:p>
          </table:table-cell>
        </table:table-row>
        <table:table-row table:style-name="ro1">
          <table:table-cell office:value-type="string">
            <text:p>skas_10</text:p>
          </table:table-cell>
          <table:table-cell office:value-type="float" office:value="492.165974411">
            <text:p>492,1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38523.0019888321">
            <text:p>38523</text:p>
          </table:table-cell>
          <table:table-cell office:value-type="float" office:value="2213.02644214176">
            <text:p>2213,03</text:p>
          </table:table-cell>
          <table:table-cell office:value-type="float" office:value="22404.5314260634">
            <text:p>22404,53</text:p>
          </table:table-cell>
          <table:table-cell office:value-type="float" office:value="1470.04910422237">
            <text:p>1470,05</text:p>
          </table:table-cell>
        </table:table-row>
        <table:table-row table:style-name="ro1">
          <table:table-cell office:value-type="string">
            <text:p>skas_12</text:p>
          </table:table-cell>
          <table:table-cell office:value-type="float" office:value="1242.013029476">
            <text:p>1242,0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102677.860640803">
            <text:p>102677,86</text:p>
          </table:table-cell>
          <table:table-cell office:value-type="float" office:value="3815.09634897064">
            <text:p>3815,1</text:p>
          </table:table-cell>
          <table:table-cell office:value-type="float" office:value="45276.0698224767">
            <text:p>45276,07</text:p>
          </table:table-cell>
          <table:table-cell office:value-type="float" office:value="1746.30776259576">
            <text:p>1746,31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593.731500649">
            <text:p>593,7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7.819603292">
            <text:p>7,8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728.396826958269">
            <text:p>728,4</text:p>
          </table:table-cell>
          <table:table-cell office:value-type="float" office:value="34.2093727122985">
            <text:p>34,21</text:p>
          </table:table-cell>
        </table:table-row>
        <table:table-row table:style-name="ro1">
          <table:table-cell office:value-type="string">
            <text:p>skas_10</text:p>
          </table:table-cell>
          <table:table-cell office:value-type="float" office:value="619.596776098">
            <text:p>619,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44461.9884815639">
            <text:p>44461,99</text:p>
          </table:table-cell>
          <table:table-cell office:value-type="float" office:value="2419.37997495483">
            <text:p>2419,38</text:p>
          </table:table-cell>
          <table:table-cell office:value-type="float" office:value="21644.3244143737">
            <text:p>21644,32</text:p>
          </table:table-cell>
          <table:table-cell office:value-type="float" office:value="1380.95503031408">
            <text:p>1380,96</text:p>
          </table:table-cell>
        </table:table-row>
        <table:table-row table:style-name="ro1">
          <table:table-cell office:value-type="string">
            <text:p>skas_12</text:p>
          </table:table-cell>
          <table:table-cell office:value-type="float" office:value="1095.660890235">
            <text:p>1095,6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58">
            <text:p>58</text:p>
          </table:table-cell>
          <table:table-cell office:value-type="float" office:value="77156.534435674">
            <text:p>77156,53</text:p>
          </table:table-cell>
          <table:table-cell office:value-type="float" office:value="2923.14249464134">
            <text:p>2923,14</text:p>
          </table:table-cell>
          <table:table-cell office:value-type="float" office:value="47184.2562715292">
            <text:p>47184,26</text:p>
          </table:table-cell>
          <table:table-cell office:value-type="float" office:value="1864.14201951571">
            <text:p>1864,14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7.550069237">
            <text:p>7,5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1007.90151690834">
            <text:p>1007,9</text:p>
          </table:table-cell>
          <table:table-cell office:value-type="float" office:value="70.6252152580283">
            <text:p>70,63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float" office:value="102.109265052">
            <text:p>102,11</text:p>
          </table:table-cell>
          <table:table-cell office:value-type="string">
            <text:p>1,,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61">
            <text:p>161</text:p>
          </table:table-cell>
          <table:table-cell office:value-type="float" office:value="105">
            <text:p>105</text:p>
          </table:table-cell>
          <table:table-cell office:value-type="float" office:value="3897.9758118317">
            <text:p>3897,98</text:p>
          </table:table-cell>
          <table:table-cell office:value-type="float" office:value="443.611273122123">
            <text:p>443,61</text:p>
          </table:table-cell>
          <table:table-cell office:value-type="float" office:value="2223.5818617087">
            <text:p>2223,58</text:p>
          </table:table-cell>
          <table:table-cell office:value-type="float" office:value="250.043396851021">
            <text:p>250,04</text:p>
          </table:table-cell>
        </table:table-row>
        <table:table-row table:style-name="ro1">
          <table:table-cell office:value-type="string">
            <text:p>skas_8</text:p>
          </table:table-cell>
          <table:table-cell office:value-type="float" office:value="147.06732217">
            <text:p>147,07</text:p>
          </table:table-cell>
          <table:table-cell office:value-type="string">
            <text:p>1,,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17710.0294509658">
            <text:p>17710,03</text:p>
          </table:table-cell>
          <table:table-cell office:value-type="float" office:value="1069.24242063225">
            <text:p>1069,24</text:p>
          </table:table-cell>
          <table:table-cell office:value-type="float" office:value="10701.4106326149">
            <text:p>10701,41</text:p>
          </table:table-cell>
          <table:table-cell office:value-type="float" office:value="811.656337061912">
            <text:p>811,66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694605226">
            <text:p>0,69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875108516">
            <text:p>0,88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24.206759793">
            <text:p>1324,21</text:p>
          </table:table-cell>
          <table:table-cell office:value-type="float" office:value="84.5990503696436">
            <text:p>84,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1.01039543">
            <text:p>1,01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730977968">
            <text:p>0,73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756916862">
            <text:p>0,76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904.07792066139">
            <text:p>1904,08</text:p>
          </table:table-cell>
          <table:table-cell office:value-type="float" office:value="102.075622766922">
            <text:p>102,08</text:p>
          </table:table-cell>
          <table:table-cell office:value-type="float" office:value="999.361269006685">
            <text:p>999,36</text:p>
          </table:table-cell>
          <table:table-cell office:value-type="float" office:value="64.4748254262111">
            <text:p>64,47</text:p>
          </table:table-cell>
        </table:table-row>
        <table:table-row table:style-name="ro1">
          <table:table-cell office:value-type="string">
            <text:p>skas_10</text:p>
          </table:table-cell>
          <table:table-cell office:value-type="float" office:value="551.699333349">
            <text:p>551,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47446.5354951383">
            <text:p>47446,54</text:p>
          </table:table-cell>
          <table:table-cell office:value-type="float" office:value="2842.4142887163">
            <text:p>2842,41</text:p>
          </table:table-cell>
          <table:table-cell office:value-type="float" office:value="22456.8210414998">
            <text:p>22456,82</text:p>
          </table:table-cell>
          <table:table-cell office:value-type="float" office:value="1622.65997556925">
            <text:p>1622,66</text:p>
          </table:table-cell>
        </table:table-row>
        <table:table-row table:style-name="ro1">
          <table:table-cell office:value-type="string">
            <text:p>skas_12</text:p>
          </table:table-cell>
          <table:table-cell office:value-type="float" office:value="893.561290604">
            <text:p>893,5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82649.2562667549">
            <text:p>82649,26</text:p>
          </table:table-cell>
          <table:table-cell office:value-type="float" office:value="3111.14442028662">
            <text:p>3111,14</text:p>
          </table:table-cell>
          <table:table-cell office:value-type="float" office:value="46904.7200342283">
            <text:p>46904,72</text:p>
          </table:table-cell>
          <table:table-cell office:value-type="float" office:value="1952.23662762959">
            <text:p>1952,24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8.335167912">
            <text:p>8,3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float" office:value="80.768621406">
            <text:p>80,77</text:p>
          </table:table-cell>
          <table:table-cell office:value-type="string">
            <text:p>1,,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3897.9758118317">
            <text:p>3897,98</text:p>
          </table:table-cell>
          <table:table-cell office:value-type="float" office:value="443.611273122123">
            <text:p>443,61</text:p>
          </table:table-cell>
          <table:table-cell office:value-type="float" office:value="2006.24300484025">
            <text:p>2006,24</text:p>
          </table:table-cell>
          <table:table-cell office:value-type="float" office:value="224.348463842556">
            <text:p>224,35</text:p>
          </table:table-cell>
        </table:table-row>
        <table:table-row table:style-name="ro1">
          <table:table-cell office:value-type="string">
            <text:p>skas_8</text:p>
          </table:table-cell>
          <table:table-cell office:value-type="float" office:value="158.964910556">
            <text:p>158,96</text:p>
          </table:table-cell>
          <table:table-cell office:value-type="string">
            <text:p>1,,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18807.5201896392">
            <text:p>18807,52</text:p>
          </table:table-cell>
          <table:table-cell office:value-type="float" office:value="1111.74507344588">
            <text:p>1111,75</text:p>
          </table:table-cell>
          <table:table-cell office:value-type="float" office:value="11096.8807671307">
            <text:p>11096,88</text:p>
          </table:table-cell>
          <table:table-cell office:value-type="float" office:value="740.42347728793">
            <text:p>740,42</text:p>
          </table:table-cell>
        </table:table-row>
        <table:table-row table:style-name="ro1">
          <table:table-cell office:value-type="string">
            <text:p>skas_10</text:p>
          </table:table-cell>
          <table:table-cell office:value-type="float" office:value="611.998">
            <text:p>61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37538.0106684813">
            <text:p>37538,01</text:p>
          </table:table-cell>
          <table:table-cell office:value-type="float" office:value="2128.08215593679">
            <text:p>2128,08</text:p>
          </table:table-cell>
          <table:table-cell office:value-type="float" office:value="23237.85254739">
            <text:p>23237,85</text:p>
          </table:table-cell>
          <table:table-cell office:value-type="float" office:value="1535.94065796598">
            <text:p>1535,94</text:p>
          </table:table-cell>
        </table:table-row>
        <table:table-row table:style-name="ro1">
          <table:table-cell office:value-type="string">
            <text:p>skas_12</text:p>
          </table:table-cell>
          <table:table-cell office:value-type="float" office:value="1300.818">
            <text:p>1300,8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113026.851865958">
            <text:p>113026,85</text:p>
          </table:table-cell>
          <table:table-cell office:value-type="float" office:value="4232.00828659905">
            <text:p>4232,01</text:p>
          </table:table-cell>
          <table:table-cell office:value-type="float" office:value="44749.9363733068">
            <text:p>44749,94</text:p>
          </table:table-cell>
          <table:table-cell office:value-type="float" office:value="1783.36094600297">
            <text:p>1783,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float" office:value="8.91">
            <text:p>8,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float" office:value="44.521">
            <text:p>44,52</text:p>
          </table:table-cell>
          <table:table-cell office:value-type="string">
            <text:p>1,,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658.97620813053">
            <text:p>5658,98</text:p>
          </table:table-cell>
          <table:table-cell office:value-type="float" office:value="491.261654373418">
            <text:p>491,26</text:p>
          </table:table-cell>
          <table:table-cell office:value-type="float" office:value="2524.61022244612">
            <text:p>2524,61</text:p>
          </table:table-cell>
          <table:table-cell office:value-type="float" office:value="275.075253283121">
            <text:p>275,08</text:p>
          </table:table-cell>
        </table:table-row>
        <table:table-row table:style-name="ro1">
          <table:table-cell office:value-type="string">
            <text:p>skas_8</text:p>
          </table:table-cell>
          <table:table-cell office:value-type="float" office:value="308.47">
            <text:p>308,47</text:p>
          </table:table-cell>
          <table:table-cell office:value-type="string">
            <text:p>1,,9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19598.5210490899">
            <text:p>19598,52</text:p>
          </table:table-cell>
          <table:table-cell office:value-type="float" office:value="1126.11406615919">
            <text:p>1126,11</text:p>
          </table:table-cell>
          <table:table-cell office:value-type="float" office:value="9668.14129654357">
            <text:p>9668,14</text:p>
          </table:table-cell>
          <table:table-cell office:value-type="float" office:value="672.793282362123">
            <text:p>672,79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782">
            <text:p>0,78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788">
            <text:p>0,79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78">
            <text:p>0,78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028.79029733966">
            <text:p>1028,79</text:p>
          </table:table-cell>
          <table:table-cell office:value-type="float" office:value="65.439451681331">
            <text:p>65,44</text:p>
          </table:table-cell>
          <table:table-cell office:value-type="float" office:value="802.309776430734">
            <text:p>802,31</text:p>
          </table:table-cell>
          <table:table-cell office:value-type="float" office:value="50.5182759149389">
            <text:p>50,52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0.961">
            <text:p>0,96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1.08">
            <text:p>1,08</text:p>
          </table:table-cell>
          <table:table-cell office:value-type="string">
            <text:p>1,,10</text:p>
          </table:table-cell>
          <table:table-cell table:number-columns-repeated="2"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23.13203435596">
            <text:p>1723,13</text:p>
          </table:table-cell>
          <table:table-cell office:value-type="float" office:value="114.071067811865">
            <text:p>114,07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</table:table>
      <table:database-ranges>
        <table:database-range table:target-range-address="Tabelle1.A1:Tabelle1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23.07.2016</text:date>, <text:time>20:21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16-07-23T20:21:45</dc:date>
    <dc:creator>Thomas Sachse</dc:creator>
    <meta:editing-duration>PT00H09M32S</meta:editing-duration>
    <meta:editing-cycles>1</meta:editing-cycles>
    <meta:document-statistic meta:table-count="1" meta:cell-count="550" meta:object-count="0"/>
  </office:meta>
</office:document-meta>
</file>